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1000000E1F30C6BCE35EBFFCB.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2638in" style:type="right"/>
        </style:tab-stops>
      </style:paragraph-properties>
      <style:text-properties fo:font-variant="normal" fo:text-transform="none" fo:color="#000000"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278in" fo:margin-bottom="0.0835in" loext: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T1" style:family="text">
      <style:text-properties fo:font-variant="normal" fo:text-transform="none" fo:color="#000000" style:text-line-through-style="none" style:text-line-through-type="none" style:text-position="0% 100%" style:font-name="Arial" fo:font-size="20pt" fo:font-style="normal" style:text-underline-style="none" fo:font-weight="normal" style:font-name-asian="Arial1" style:font-size-asian="20pt" style:font-style-asian="normal" style:font-weight-asian="normal" style:font-name-complex="Arial1" style:font-size-complex="2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text:span text:style-name="T1">Multifunctional NLP and Image Generation Tool using Hugging Face Models</text:span></text:p>
      <text:p text:style-name="Heading_20_2">Skills Takeaway From This Project</text:p>
      <text:p text:style-name="P3"><text:span text:style-name="T2">In this project, learners will gain skills in:</text:span></text:p>
      <text:p text:style-name="P3"><text:span text:style-name="T2">- Utilizing pretrained models from Hugging Face for various NLP tasks</text:span></text:p>
      <text:p text:style-name="P3"><text:span text:style-name="T2">- Implementing a multifunctional application with a user-friendly front end</text:span></text:p>
      <text:p text:style-name="P3"><text:span text:style-name="T2">- Understanding and applying models for text summarization, next word prediction, story prediction, chatbot, sentiment analysis, question answering, and image generation</text:span></text:p>
      <text:p text:style-name="P3"><text:span text:style-name="T2">- Integrating multiple machine learning models into a single application</text:span></text:p>
      <text:p text:style-name="P3"><text:span text:style-name="T2">- Evaluating model performance using various metrics</text:span></text:p>
      <text:p text:style-name="Heading_20_2">Domain</text:p>
      <text:p text:style-name="P3"><text:span text:style-name="T2">Machine Learning, Deep Learning, Natural Language Processing, Computer Vision</text:span></text:p>
      <text:p text:style-name="Heading_20_2">Problem Statement</text:p>
      <text:p text:style-name="P3"><text:span text:style-name="T2">The goal of this project is to create a multifunctional tool that allows users to select and utilize different pretrained models from Hugging Face for various tasks. The tool will support text summarization, next word prediction, story prediction, chatbot, sentiment analysis, question answering, and image generation. The front end will provide a user-friendly interface to select the task and input the required text or image for processing.</text:span></text:p>
      <text:p text:style-name="Heading_20_2">Business Use Cases</text:p>
      <text:p text:style-name="P3"><text:span text:style-name="T2">The insights from this project can be applied in various business scenarios, including:</text:span></text:p>
      <text:p text:style-name="P3"><text:span text:style-name="T2">- Developing versatile applications that integrate multiple machine learning models</text:span></text:p>
      <text:p text:style-name="P3"><text:span text:style-name="T2">- Providing AI-powered tools for content creation and analysis</text:span></text:p>
      <text:p text:style-name="P3"><text:span text:style-name="T2">- Enhancing customer service with chatbots and question-answering systems</text:span></text:p>
      <text:p text:style-name="P3"><text:span text:style-name="T2">- Generating creative content, such as stories and images, using AI</text:span></text:p>
      <text:p text:style-name="Heading_20_2">Approach</text:p>
      <text:p text:style-name="P3"><text:span text:style-name="T2">1. Set up the environment and install necessary libraries, including Hugging Face Transformers.</text:span></text:p>
      <text:p text:style-name="P3"><text:span text:style-name="T2">2. Implement a user-friendly front end for task selection and input.</text:span></text:p>
      <text:p text:style-name="P3"><text:span text:style-name="T2">3. Load and integrate pretrained models from Hugging Face for the following tasks:</text:span></text:p>
      <text:p text:style-name="P3"><text:span text:style-name="T2"><text:s text:c="3"/>- Text Summarization</text:span></text:p>
      <text:p text:style-name="P3"><text:span text:style-name="T2"><text:s text:c="3"/>- Next Word Prediction</text:span></text:p>
      <text:p text:style-name="P3"><text:soft-page-break/><text:span text:style-name="T2"><text:s text:c="3"/>- Story Prediction</text:span></text:p>
      <text:p text:style-name="P3"><text:span text:style-name="T2"><text:s text:c="3"/>- Chatbot</text:span></text:p>
      <text:p text:style-name="P3"><text:span text:style-name="T2"><text:s text:c="3"/>- Sentiment Analysis</text:span></text:p>
      <text:p text:style-name="P3"><text:span text:style-name="T2"><text:s text:c="3"/>- Question Answering</text:span></text:p>
      <text:p text:style-name="P3"><text:span text:style-name="T2"><text:s text:c="3"/>- Image Generation</text:span></text:p>
      <text:p text:style-name="P3"><text:span text:style-name="T2">4. Implement the backend logic to process user inputs and generate outputs using the selected models.</text:span></text:p>
      <text:p text:style-name="P3"><text:span text:style-name="T2">5. Evaluate the model performance using appropriate metrics for each task.</text:span></text:p>
      <text:p text:style-name="P3"><text:span text:style-name="T2">6. Test the application with various inputs and refine the user interface and backend logic.</text:span></text:p>
      <text:p text:style-name="Heading_20_2">Results</text:p>
      <text:p text:style-name="P3"><text:span text:style-name="T2">The expected outcomes of this project include:</text:span></text:p>
      <text:p text:style-name="P3"><text:span text:style-name="T2">- A functional application that allows users to select and utilize different NLP and image generation models.</text:span></text:p>
      <text:p text:style-name="P3"><text:span text:style-name="T2">- Evaluation of model performance for each task, with metrics such as accuracy, precision, recall, F1-score, and user satisfaction.</text:span></text:p>
      <text:p text:style-name="P3"><text:span text:style-name="T2">- Analysis of the effectiveness of integrating multiple models into a single application.</text:span></text:p>
      <text:p text:style-name="Heading_20_2">Project Evaluation Metrics</text:p>
      <text:p text:style-name="P3"><text:span text:style-name="T2">The success and effectiveness of the project will be evaluated using the following metrics:</text:span></text:p>
      <text:p text:style-name="P3"><text:span text:style-name="T2">- Accuracy: The proportion of correct predictions out of the total predictions made.</text:span></text:p>
      <text:p text:style-name="P3"><text:span text:style-name="T2">- Precision: The proportion of true positive predictions out of all positive predictions made.</text:span></text:p>
      <text:p text:style-name="P3"><text:span text:style-name="T2">- Recall: The proportion of true positive predictions out of all actual positives.</text:span></text:p>
      <text:p text:style-name="P3"><text:span text:style-name="T2">- F1-score: The harmonic mean of precision and recall.</text:span></text:p>
      <text:p text:style-name="P3"><text:span text:style-name="T2">- User satisfaction: Feedback from users on the functionality and usability of the application.</text:span></text:p>
      <text:p text:style-name="Heading_20_2">Technical Tags</text:p>
      <text:p text:style-name="P3"><text:span text:style-name="T2">NLP, Deep Learning, Hugging Face, Transformers, Text Summarization, Next Word Prediction, Story Prediction, Chatbot, Sentiment Analysis, Question Answering, Image Generation</text:span></text:p>
      <text:p text:style-name="Heading_20_2">Data Set</text:p>
      <text:p text:style-name="P3"><text:span text:style-name="T2">The project will utilize pretrained models from Hugging Face, which have been trained on extensive datasets. No additional dataset is required as the models come with pre-trained weights for the tasks.</text:span></text:p>
      <text:p text:style-name="Heading_20_2">Data Set Explanation</text:p>
      <text:p text:style-name="P3"><text:span text:style-name="T2">The pretrained models from Hugging Face have been trained on diverse and extensive datasets, providing robust performance for various NLP tasks. These models include GPT-3, BERT, T5, GPT-2, and others, each specialized for different tasks such as text summarization, next word prediction, story prediction, chatbot, sentiment analysis, question answering, and image generation.</text:span></text:p>
      <text:p text:style-name="Heading_20_2"><text:soft-page-break/>Project Deliverables</text:p>
      <text:p text:style-name="P3"><text:span text:style-name="T2">Learners need to submit the following upon project completion:</text:span></text:p>
      <text:p text:style-name="P3"><text:span text:style-name="T2">- Source code for the frontend and backend implementation</text:span></text:p>
      <text:p text:style-name="P3"><text:span text:style-name="T2">- Documentation detailing the approach, results, and analysis</text:span></text:p>
      <text:p text:style-name="P3"><text:span text:style-name="T2">- Screenshots or a demo video showcasing the functionality of the application</text:span></text:p>
      <text:p text:style-name="P3"><text:span text:style-name="T2">- Final report summarizing the findings and conclusions</text:span></text:p>
      <text:p text:style-name="Heading_20_2">Project Guidelines</text:p>
      <text:p text:style-name="P3"><text:span text:style-name="T2">Follow these guidelines and best practices for project development:</text:span></text:p>
      <text:p text:style-name="P3"><text:span text:style-name="T2">- Use version control (e.g., Git) to manage code changes</text:span></text:p>
      <text:p text:style-name="P3"><text:span text:style-name="T2">- Adhere to coding standards and write clean, readable code</text:span></text:p>
      <text:p text:style-name="P3"><text:span text:style-name="T2">- Regularly validate and test the models to ensure they work correctly</text:span></text:p>
      <text:p text:style-name="P3"><text:span text:style-name="T2">- Document the code and approach clearly for ease of understanding</text:span></text:p>
      <text:p text:style-name="P3"><text:span text:style-name="T2">- Ensure the user interface is intuitive and user-friend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Body" style:default-outline-level="1" style:list-style-name="" style:class="text">
      <loext:graphic-properties draw:fill-color="#ffffff"/>
      <style:paragraph-properties fo:margin-left="0in" fo:margin-right="0in" fo:margin-top="0.278in" fo:margin-bottom="0.0835in" loext:contextual-spacing="false" fo:line-height="115%" fo:text-align="start" style:justify-single-word="false" fo:keep-together="always" fo:orphans="2" fo:widows="2" fo:hyphenation-ladder-count="no-limit" fo:text-indent="0in"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20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fo:hyphenate="tru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Body" style:family="paragraph" style:default-outline-level="">
      <loext:graphic-properties draw:fill-color="#ffffff"/>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_20__26__20_Footer" style:display-name="Header &amp; Footer"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2638in" style:type="right"/>
        </style:tab-stops>
      </style:paragraph-properties>
      <style:text-properties fo:font-variant="normal" fo:text-transform="none" fo:color="#000000"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3126in" fo:margin-right="0.8126in" style:writing-mode="lr-tb" style:layout-grid-color="#c0c0c0" style:layout-grid-lines="2587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126in" fo:margin-left="0in" fo:margin-right="0in" fo:margin-top="0.2728in" style:dynamic-spacing="true"/>
      </style:footer-style>
    </style:page-layout>
  </office:automatic-styles>
  <office:master-styles>
    <style:master-page style:name="Standard" style:page-layout-name="Mpm1">
      <style:header>
        <text:p text:style-name="MP1"><draw:frame draw:style-name="Mfr1" draw:name="image1.jpg" text:anchor-type="char" svg:x="1.1043in" svg:y="2.1772in" svg:width="6.5in" svg:height="6.5in" draw:z-index="2"><draw:image xlink:href="Pictures/10000000000000E1000000E1F30C6BCE35EBFFCB.jpg" xlink:type="simple" xlink:show="embed" xlink:actuate="onLoad" loext:mime-type="image/jpeg"/><svg:desc>image1.png</svg:desc></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63" meta:word-count="675" meta:character-count="4615" meta:non-whitespace-character-count="3982"/>
    <meta:generator>LibreOfficeDev/6.0.5.2$Linux_X86_64 LibreOffice_project/</meta:generator>
  </office:meta>
</office:document-meta>
</file>